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MessageChannelDestinationResolv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MessageChannelDestinationResolver.resolveDestina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FactoryMessageChannelDestinationResolver.BeanFactoryMessageChannel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FactoryMessageChannelDestinationResolver.BeanFactoryMessageChannelDestinationResolver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